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ve.persi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move.create( ItemState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move.Remove( ItemState removeState , NodeStat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move.getParen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.und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move.accept( Operation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move.getRemov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.getRemove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